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paragraph-rsid="000d07f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  <style:style style:name="T13" style:family="text">
      <style:text-properties officeooo:rsid="0008b752"/>
    </style:style>
    <style:style style:name="T14" style:family="text">
      <style:text-properties officeooo:rsid="000a2c5b"/>
    </style:style>
    <style:style style:name="T15" style:family="text">
      <style:text-properties officeooo:rsid="000ae250"/>
    </style:style>
    <style:style style:name="T16" style:family="text">
      <style:text-properties officeooo:rsid="000bdbe1"/>
    </style:style>
    <style:style style:name="T17" style:family="text">
      <style:text-properties officeooo:rsid="000d0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17">7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1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</text:span><text:span text:style-name="T4">Возможности языка</text:span><text:span text:style-name="T7">»</text:span><text:span text:style-name="T6">? В какой степени?</text:span></text:p>
      <text:p text:style-name="P12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7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7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7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7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7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7"><text:span text:style-name="T2">В</text:span><text:span text:style-name="T1"> компромиссном случае</text:span></text:p>
          </table:table-cell>
        </table:table-row>
      </table:table>
      <text:p text:style-name="P14"><text:span text:style-name="T1"/></text:p>
      <text:p text:style-name="P14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6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9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2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9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9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1"><text:span text:style-name="T9">Visual Basic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6:12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40" meta:character-count="536"/>
  </office:meta>
</office:document-meta>
</file>